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default-cell-style-name="Default"/>
        <table:table-column table:style-name="co4" table:default-cell-style-name="Default"/>
        <table:table-column table:style-name="co6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[ei] * A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c b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jp nz,loop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ec c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jp nz,loop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</text:p>
          </table:table-cell>
          <table:table-cell office:value-type="string">
            <text:p>Initial C</text:p>
          </table:table-cell>
          <table:table-cell office:value-type="string">
            <text:p>total cycles</text:p>
          </table:table-cell>
          <table:table-cell/>
          <table:table-cell office:value-type="string">
            <text:p>E6-timer</text:p>
          </table:table-cell>
          <table:table-cell table:number-columns-repeated="2"/>
          <table:table-cell office:value-type="string">
            <text:p>openMS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eal turbor</text:p>
          </table:table-cell>
          <table:table-cell table:number-columns-repeated="2"/>
          <table:table-cell table:style-name="Default" office:value-type="string">
            <text:p>rev 11597</text:p>
          </table:table-cell>
          <table:table-cell table:number-columns-repeated="2"/>
          <table:table-cell office:value-type="string">
            <text:p>rev 1164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(([.A9]+6)*256+6)*[.B9]" office:value-type="float" office:value="394752">
            <text:p>394752</text:p>
          </table:table-cell>
          <table:table-cell/>
          <table:table-cell office:value-type="string">
            <text:p>3e4b</text:p>
          </table:table-cell>
          <table:table-cell table:formula="of:=[.C9]/(28*HEX2DEC([.E9]))" office:value-type="float" office:value="0.884071343468095">
            <text:p>0.884071343468095</text:p>
          </table:table-cell>
          <table:table-cell/>
          <table:table-cell office:value-type="string">
            <text:p>3eb3</text:p>
          </table:table-cell>
          <table:table-cell table:formula="of:=[.C9]/(28*HEX2DEC([.H9]))" office:value-type="float" office:value="0.878343138389241">
            <text:p>0.878343138389241</text:p>
          </table:table-cell>
          <table:table-cell/>
          <table:table-cell office:value-type="string">
            <text:p>3ec7</text:p>
          </table:table-cell>
          <table:table-cell table:formula="of:=[.C9]/(28*HEX2DEC([.K9]))" office:value-type="float" office:value="0.8772500600016">
            <text:p>0.87725006000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(([.A10]+6)*256+6)*[.B10]" office:value-type="float" office:value="460288">
            <text:p>460288</text:p>
          </table:table-cell>
          <table:table-cell/>
          <table:table-cell office:value-type="float" office:value="4915">
            <text:p>4915</text:p>
          </table:table-cell>
          <table:table-cell table:formula="of:=[.C10]/(28*HEX2DEC([.E10]))" office:value-type="float" office:value="0.878660384994235">
            <text:p>0.878660384994235</text:p>
          </table:table-cell>
          <table:table-cell/>
          <table:table-cell office:value-type="float" office:value="4924">
            <text:p>4924</text:p>
          </table:table-cell>
          <table:table-cell table:formula="of:=[.C10]/(28*HEX2DEC([.H10]))" office:value-type="float" office:value="0.877956480605487">
            <text:p>0.877956480605487</text:p>
          </table:table-cell>
          <table:table-cell/>
          <table:table-cell office:value-type="string">
            <text:p>491f</text:p>
          </table:table-cell>
          <table:table-cell table:formula="of:=[.C10]/(28*HEX2DEC([.K10]))" office:value-type="float" office:value="0.87819099005594">
            <text:p>0.878190990055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(([.A11]+6)*256+6)*[.B11]" office:value-type="float" office:value="525824">
            <text:p>525824</text:p>
          </table:table-cell>
          <table:table-cell/>
          <table:table-cell office:value-type="float" office:value="5396">
            <text:p>5396</text:p>
          </table:table-cell>
          <table:table-cell table:formula="of:=[.C11]/(28*HEX2DEC([.E11]))" office:value-type="float" office:value="0.877625412254817">
            <text:p>0.877625412254817</text:p>
          </table:table-cell>
          <table:table-cell/>
          <table:table-cell office:value-type="string">
            <text:p>53a5</text:p>
          </table:table-cell>
          <table:table-cell table:formula="of:=[.C11]/(28*HEX2DEC([.H11]))" office:value-type="float" office:value="0.877010627722812">
            <text:p>0.877010627722812</text:p>
          </table:table-cell>
          <table:table-cell/>
          <table:table-cell office:value-type="string">
            <text:p>53a4</text:p>
          </table:table-cell>
          <table:table-cell table:formula="of:=[.C11]/(28*HEX2DEC([.K11]))" office:value-type="float" office:value="0.877051586560273">
            <text:p>0.87705158656027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(([.A12]+6)*256+6)*[.B12]" office:value-type="float" office:value="591360">
            <text:p>591360</text:p>
          </table:table-cell>
          <table:table-cell/>
          <table:table-cell office:value-type="string">
            <text:p>5dd7</text:p>
          </table:table-cell>
          <table:table-cell table:formula="of:=[.C12]/(28*HEX2DEC([.E12]))" office:value-type="float" office:value="0.879157474087333">
            <text:p>0.879157474087333</text:p>
          </table:table-cell>
          <table:table-cell/>
          <table:table-cell office:value-type="string">
            <text:p>5e0c</text:p>
          </table:table-cell>
          <table:table-cell table:formula="of:=[.C12]/(28*HEX2DEC([.H12]))" office:value-type="float" office:value="0.877222129921914">
            <text:p>0.877222129921914</text:p>
          </table:table-cell>
          <table:table-cell/>
          <table:table-cell office:value-type="string">
            <text:p>5dd8</text:p>
          </table:table-cell>
          <table:table-cell table:formula="of:=[.C12]/(28*HEX2DEC([.K12]))" office:value-type="float" office:value="0.879120879120879">
            <text:p>0.87912087912087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(([.A13]+6)*256+6)*[.B13]" office:value-type="float" office:value="656896">
            <text:p>656896</text:p>
          </table:table-cell>
          <table:table-cell/>
          <table:table-cell office:value-type="float" office:value="6863">
            <text:p>6863</text:p>
          </table:table-cell>
          <table:table-cell table:formula="of:=[.C13]/(28*HEX2DEC([.E13]))" office:value-type="float" office:value="0.877916829269597">
            <text:p>0.877916829269597</text:p>
          </table:table-cell>
          <table:table-cell/>
          <table:table-cell office:value-type="string">
            <text:p>687c</text:p>
          </table:table-cell>
          <table:table-cell table:formula="of:=[.C13]/(28*HEX2DEC([.H13]))" office:value-type="float" office:value="0.877096284902476">
            <text:p>0.877096284902476</text:p>
          </table:table-cell>
          <table:table-cell/>
          <table:table-cell office:value-type="string">
            <text:p>6884</text:p>
          </table:table-cell>
          <table:table-cell table:formula="of:=[.C13]/(28*HEX2DEC([.K13]))" office:value-type="float" office:value="0.876834034555667">
            <text:p>0.87683403455566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(([.A14]+6)*256+6)*[.B14]" office:value-type="float" office:value="722432">
            <text:p>722432</text:p>
          </table:table-cell>
          <table:table-cell/>
          <table:table-cell office:value-type="float" office:value="7291">
            <text:p>7291</text:p>
          </table:table-cell>
          <table:table-cell table:formula="of:=[.C14]/(28*HEX2DEC([.E14]))" office:value-type="float" office:value="0.879714373389575">
            <text:p>0.879714373389575</text:p>
          </table:table-cell>
          <table:table-cell/>
          <table:table-cell office:value-type="string">
            <text:p>72c1</text:p>
          </table:table-cell>
          <table:table-cell table:formula="of:=[.C14]/(28*HEX2DEC([.H14]))" office:value-type="float" office:value="0.878276980533848">
            <text:p>0.878276980533848</text:p>
          </table:table-cell>
          <table:table-cell/>
          <table:table-cell office:value-type="string">
            <text:p>72c6</text:p>
          </table:table-cell>
          <table:table-cell table:formula="of:=[.C14]/(28*HEX2DEC([.K14]))" office:value-type="float" office:value="0.878127522195319">
            <text:p>0.8781275221953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(([.A15]+6)*256+6)*[.B15]" office:value-type="float" office:value="1050112">
            <text:p>1050112</text:p>
          </table:table-cell>
          <table:table-cell/>
          <table:table-cell office:value-type="string">
            <text:p>a708</text:p>
          </table:table-cell>
          <table:table-cell table:formula="of:=[.C15]/(28*HEX2DEC([.E15]))" office:value-type="float" office:value="0.877081384471469">
            <text:p>0.877081384471469</text:p>
          </table:table-cell>
          <table:table-cell/>
          <table:table-cell office:value-type="string">
            <text:p>a720</text:p>
          </table:table-cell>
          <table:table-cell table:formula="of:=[.C15]/(28*HEX2DEC([.H15]))" office:value-type="float" office:value="0.87658937920718">
            <text:p>0.87658937920718</text:p>
          </table:table-cell>
          <table:table-cell/>
          <table:table-cell office:value-type="string">
            <text:p>a71f</text:p>
          </table:table-cell>
          <table:table-cell table:formula="of:=[.C15]/(28*HEX2DEC([.K15]))" office:value-type="float" office:value="0.876609868405675">
            <text:p>0.87660986840567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(([.A16]+6)*256+6)*[.B16]" office:value-type="float" office:value="1377792">
            <text:p>1377792</text:p>
          </table:table-cell>
          <table:table-cell/>
          <table:table-cell office:value-type="string">
            <text:p>da7b</text:p>
          </table:table-cell>
          <table:table-cell table:formula="of:=[.C16]/(28*HEX2DEC([.E16]))" office:value-type="float" office:value="0.879777889593555">
            <text:p>0.879777889593555</text:p>
          </table:table-cell>
          <table:table-cell/>
          <table:table-cell office:value-type="string">
            <text:p>db2e</text:p>
          </table:table-cell>
          <table:table-cell table:formula="of:=[.C16]/(28*HEX2DEC([.H16]))" office:value-type="float" office:value="0.876971255442116">
            <text:p>0.876971255442116</text:p>
          </table:table-cell>
          <table:table-cell/>
          <table:table-cell office:value-type="string">
            <text:p>dba5</text:p>
          </table:table-cell>
          <table:table-cell table:formula="of:=[.C16]/(28*HEX2DEC([.K16]))" office:value-type="float" office:value="0.875115281133528">
            <text:p>0.87511528113352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table:formula="of:=(([.A17]+6)*256+6)*[.B17]" office:value-type="float" office:value="852736">
            <text:p>852736</text:p>
          </table:table-cell>
          <table:table-cell/>
          <table:table-cell office:value-type="string">
            <text:p>87b5</text:p>
          </table:table-cell>
          <table:table-cell table:formula="of:=[.C17]/(28*HEX2DEC([.E17]))" office:value-type="float" office:value="0.876625806478142">
            <text:p>0.876625806478142</text:p>
          </table:table-cell>
          <table:table-cell/>
          <table:table-cell office:value-type="string">
            <text:p>87b9</text:p>
          </table:table-cell>
          <table:table-cell table:formula="of:=[.C17]/(28*HEX2DEC([.H17]))" office:value-type="float" office:value="0.87652488538947">
            <text:p>0.87652488538947</text:p>
          </table:table-cell>
          <table:table-cell/>
          <table:table-cell office:value-type="string">
            <text:p>87bc</text:p>
          </table:table-cell>
          <table:table-cell table:formula="of:=[.C17]/(28*HEX2DEC([.K17]))" office:value-type="float" office:value="0.876449209820915">
            <text:p>0.8764492098209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formula="of:=(([.A18]+6)*256+6)*[.B18]" office:value-type="float" office:value="1508096">
            <text:p>1508096</text:p>
          </table:table-cell>
          <table:table-cell/>
          <table:table-cell office:value-type="string">
            <text:p>f012</text:p>
          </table:table-cell>
          <table:table-cell table:formula="of:=[.C18]/(28*HEX2DEC([.E18]))" office:value-type="float" office:value="0.876380152764025">
            <text:p>0.876380152764025</text:p>
          </table:table-cell>
          <table:table-cell/>
          <table:table-cell office:value-type="string">
            <text:p>f016</text:p>
          </table:table-cell>
          <table:table-cell table:formula="of:=[.C18]/(28*HEX2DEC([.H18]))" office:value-type="float" office:value="0.876323117187391">
            <text:p>0.876323117187391</text:p>
          </table:table-cell>
          <table:table-cell/>
          <table:table-cell office:value-type="string">
            <text:p>f015</text:p>
          </table:table-cell>
          <table:table-cell table:formula="of:=[.C18]/(28*HEX2DEC([.K18]))" office:value-type="float" office:value="0.876337375385552">
            <text:p>0.87633737538555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formula="of:=(([.A19]+6)*256+6)*[.B19]" office:value-type="float" office:value="1081728">
            <text:p>1081728</text:p>
          </table:table-cell>
          <table:table-cell/>
          <table:table-cell office:value-type="string">
            <text:p>ac1f</text:p>
          </table:table-cell>
          <table:table-cell table:formula="of:=[.C19]/(28*HEX2DEC([.E19]))" office:value-type="float" office:value="0.876770597942556">
            <text:p>0.876770597942556</text:p>
          </table:table-cell>
          <table:table-cell/>
          <table:table-cell office:value-type="string">
            <text:p>ac34</text:p>
          </table:table-cell>
          <table:table-cell table:formula="of:=[.C19]/(28*HEX2DEC([.H19]))" office:value-type="float" office:value="0.876352936601553">
            <text:p>0.876352936601553</text:p>
          </table:table-cell>
          <table:table-cell/>
          <table:table-cell office:value-type="string">
            <text:p>ac37</text:p>
          </table:table-cell>
          <table:table-cell table:formula="of:=[.C19]/(28*HEX2DEC([.K19]))" office:value-type="float" office:value="0.876293303176511">
            <text:p>0.8762933031765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table:formula="of:=(([.A20]+6)*256+6)*[.B20]" office:value-type="float" office:value="1409408">
            <text:p>1409408</text:p>
          </table:table-cell>
          <table:table-cell/>
          <table:table-cell office:value-type="string">
            <text:p>e02b</text:p>
          </table:table-cell>
          <table:table-cell table:formula="of:=[.C20]/(28*HEX2DEC([.E20]))" office:value-type="float" office:value="0.877132451600537">
            <text:p>0.877132451600537</text:p>
          </table:table-cell>
          <table:table-cell/>
          <table:table-cell office:value-type="string">
            <text:p>e05b</text:p>
          </table:table-cell>
          <table:table-cell table:formula="of:=[.C20]/(28*HEX2DEC([.H20]))" office:value-type="float" office:value="0.876399408026465">
            <text:p>0.876399408026465</text:p>
          </table:table-cell>
          <table:table-cell/>
          <table:table-cell office:value-type="string">
            <text:p>e063</text:p>
          </table:table-cell>
          <table:table-cell table:formula="of:=[.C20]/(28*HEX2DEC([.K20]))" office:value-type="float" office:value="0.876277353202305">
            <text:p>0.87627735320230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formula="of:=(([.A21]+6)*256+6)*[.B21]" office:value-type="float" office:value="868544">
            <text:p>868544</text:p>
          </table:table-cell>
          <table:table-cell/>
          <table:table-cell office:value-type="string">
            <text:p>8a39</text:p>
          </table:table-cell>
          <table:table-cell table:formula="of:=[.C21]/(28*HEX2DEC([.E21]))" office:value-type="float" office:value="0.876626496295848">
            <text:p>0.876626496295848</text:p>
          </table:table-cell>
          <table:table-cell/>
          <table:table-cell office:value-type="string">
            <text:p>8a45</text:p>
          </table:table-cell>
          <table:table-cell table:formula="of:=[.C21]/(28*HEX2DEC([.H21]))" office:value-type="float" office:value="0.876329309586365">
            <text:p>0.876329309586365</text:p>
          </table:table-cell>
          <table:table-cell/>
          <table:table-cell office:value-type="string">
            <text:p>8a49</text:p>
          </table:table-cell>
          <table:table-cell table:formula="of:=[.C21]/(28*HEX2DEC([.K21]))" office:value-type="float" office:value="0.876230292122499">
            <text:p>0.87623029212249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table:formula="of:=(([.A22]+6)*256+6)*[.B22]" office:value-type="float" office:value="1032384">
            <text:p>1032384</text:p>
          </table:table-cell>
          <table:table-cell/>
          <table:table-cell office:value-type="string">
            <text:p>a447</text:p>
          </table:table-cell>
          <table:table-cell table:formula="of:=[.C22]/(28*HEX2DEC([.E22]))" office:value-type="float" office:value="0.876729452927289">
            <text:p>0.876729452927289</text:p>
          </table:table-cell>
          <table:table-cell/>
          <table:table-cell office:value-type="string">
            <text:p>a45c</text:p>
          </table:table-cell>
          <table:table-cell table:formula="of:=[.C22]/(28*HEX2DEC([.H22]))" office:value-type="float" office:value="0.876291879999457">
            <text:p>0.876291879999457</text:p>
          </table:table-cell>
          <table:table-cell/>
          <table:table-cell office:value-type="string">
            <text:p>a45e</text:p>
          </table:table-cell>
          <table:table-cell table:formula="of:=[.C22]/(28*HEX2DEC([.K22]))" office:value-type="float" office:value="0.876250229166242">
            <text:p>0.87625022916624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table:formula="of:=(([.A23]+6)*256+6)*[.B23]" office:value-type="float" office:value="1278144">
            <text:p>1278144</text:p>
          </table:table-cell>
          <table:table-cell/>
          <table:table-cell office:value-type="string">
            <text:p>cb73</text:p>
          </table:table-cell>
          <table:table-cell table:formula="of:=[.C23]/(28*HEX2DEC([.E23]))" office:value-type="float" office:value="0.876447209262139">
            <text:p>0.876447209262139</text:p>
          </table:table-cell>
          <table:table-cell/>
          <table:table-cell office:value-type="string">
            <text:p>cb80</text:p>
          </table:table-cell>
          <table:table-cell table:formula="of:=[.C23]/(28*HEX2DEC([.H23]))" office:value-type="float" office:value="0.876228501228501">
            <text:p>0.876228501228501</text:p>
          </table:table-cell>
          <table:table-cell/>
          <table:table-cell office:value-type="string">
            <text:p>cb80</text:p>
          </table:table-cell>
          <table:table-cell table:formula="of:=[.C23]/(28*HEX2DEC([.K23]))" office:value-type="float" office:value="0.876228501228501">
            <text:p>0.87622850122850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formula="of:=(([.A24]+6)*256+6)*[.B24]" office:value-type="float" office:value="680032">
            <text:p>680032</text:p>
          </table:table-cell>
          <table:table-cell/>
          <table:table-cell office:value-type="string">
            <text:p>6c43</text:p>
          </table:table-cell>
          <table:table-cell table:formula="of:=[.C24]/(28*HEX2DEC([.E24]))" office:value-type="float" office:value="0.876307311667225">
            <text:p>0.876307311667225</text:p>
          </table:table-cell>
          <table:table-cell table:number-columns-repeated="4"/>
          <table:table-cell office:value-type="string">
            <text:p>6c46</text:p>
          </table:table-cell>
          <table:table-cell table:formula="of:=[.C24]/(28*HEX2DEC([.K24]))" office:value-type="float" office:value="0.876212466370486">
            <text:p>0.876212466370486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table:formula="of:=(([.A25]+6)*256+6)*[.B25]" office:value-type="float" office:value="700512">
            <text:p>700512</text:p>
          </table:table-cell>
          <table:table-cell/>
          <table:table-cell office:value-type="string">
            <text:p>6f80</text:p>
          </table:table-cell>
          <table:table-cell table:formula="of:=[.C25]/(28*HEX2DEC([.E25]))" office:value-type="float" office:value="0.876481422165279">
            <text:p>0.876481422165279</text:p>
          </table:table-cell>
          <table:table-cell table:number-columns-repeated="4"/>
          <table:table-cell office:value-type="string">
            <text:p>701a</text:p>
          </table:table-cell>
          <table:table-cell table:formula="of:=[.C25]/(28*HEX2DEC([.K25]))" office:value-type="float" office:value="0.871778023356531">
            <text:p>0.87177802335653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table:formula="of:=(([.A26]+6)*256+6)*[.B26]" office:value-type="float" office:value="720992">
            <text:p>720992</text:p>
          </table:table-cell>
          <table:table-cell/>
          <table:table-cell office:value-type="string">
            <text:p>72cb</text:p>
          </table:table-cell>
          <table:table-cell table:formula="of:=[.C26]/(28*HEX2DEC([.E26]))" office:value-type="float" office:value="0.876228069749014">
            <text:p>0.876228069749014</text:p>
          </table:table-cell>
          <table:table-cell table:number-columns-repeated="4"/>
          <table:table-cell office:value-type="string">
            <text:p>72cb</text:p>
          </table:table-cell>
          <table:table-cell table:formula="of:=[.C26]/(28*HEX2DEC([.K26]))" office:value-type="float" office:value="0.876228069749014">
            <text:p>0.87622806974901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table:formula="of:=(([.A27]+6)*256+6)*[.B27]" office:value-type="float" office:value="741472">
            <text:p>741472</text:p>
          </table:table-cell>
          <table:table-cell/>
          <table:table-cell office:value-type="string">
            <text:p>7569</text:p>
          </table:table-cell>
          <table:table-cell table:formula="of:=[.C27]/(28*HEX2DEC([.E27]))" office:value-type="float" office:value="0.881030803378343">
            <text:p>0.881030803378343</text:p>
          </table:table-cell>
          <table:table-cell table:number-columns-repeated="4"/>
          <table:table-cell office:value-type="string">
            <text:p>76ad</text:p>
          </table:table-cell>
          <table:table-cell table:formula="of:=[.C27]/(28*HEX2DEC([.K27]))" office:value-type="float" office:value="0.871634997437308">
            <text:p>0.87163499743730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table:formula="of:=(([.A28]+6)*256+6)*[.B28]" office:value-type="float" office:value="761952">
            <text:p>761952</text:p>
          </table:table-cell>
          <table:table-cell/>
          <table:table-cell office:value-type="string">
            <text:p>78a0</text:p>
          </table:table-cell>
          <table:table-cell table:formula="of:=[.C28]/(28*HEX2DEC([.E28]))" office:value-type="float" office:value="0.881236121391562">
            <text:p>0.881236121391562</text:p>
          </table:table-cell>
          <table:table-cell table:number-columns-repeated="4"/>
          <table:table-cell office:value-type="string">
            <text:p>7951</text:p>
          </table:table-cell>
          <table:table-cell table:formula="of:=[.C28]/(28*HEX2DEC([.K28]))" office:value-type="float" office:value="0.876213782032116">
            <text:p>0.876213782032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table:formula="of:=(([.A29]+6)*256+6)*[.B29]" office:value-type="float" office:value="782432">
            <text:p>782432</text:p>
          </table:table-cell>
          <table:table-cell/>
          <table:table-cell office:value-type="string">
            <text:p>7cb6</text:p>
          </table:table-cell>
          <table:table-cell table:formula="of:=[.C29]/(28*HEX2DEC([.E29]))" office:value-type="float" office:value="0.875274071289858">
            <text:p>0.875274071289858</text:p>
          </table:table-cell>
          <table:table-cell table:number-columns-repeated="4"/>
          <table:table-cell office:value-type="string">
            <text:p>7d2c</text:p>
          </table:table-cell>
          <table:table-cell table:formula="of:=[.C29]/(28*HEX2DEC([.K29]))" office:value-type="float" office:value="0.872050929971289">
            <text:p>0.87205092997128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table:formula="of:=(([.A30]+6)*256+6)*[.B30]" office:value-type="float" office:value="802912">
            <text:p>802912</text:p>
          </table:table-cell>
          <table:table-cell/>
          <table:table-cell office:value-type="string">
            <text:p>7eca</text:p>
          </table:table-cell>
          <table:table-cell table:formula="of:=[.C30]/(28*HEX2DEC([.E30]))" office:value-type="float" office:value="0.883462584614843">
            <text:p>0.883462584614843</text:p>
          </table:table-cell>
          <table:table-cell table:number-columns-repeated="4"/>
          <table:table-cell office:value-type="string">
            <text:p>7fd6</text:p>
          </table:table-cell>
          <table:table-cell table:formula="of:=[.C30]/(28*HEX2DEC([.K30]))" office:value-type="float" office:value="0.876227726316341">
            <text:p>0.87622772631634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table:formula="of:=(([.A31]+6)*256+6)*[.B31]" office:value-type="float" office:value="823392">
            <text:p>823392</text:p>
          </table:table-cell>
          <table:table-cell/>
          <table:table-cell office:value-type="string">
            <text:p>82c5</text:p>
          </table:table-cell>
          <table:table-cell table:formula="of:=[.C31]/(28*HEX2DEC([.E31]))" office:value-type="float" office:value="0.878419725269801">
            <text:p>0.878419725269801</text:p>
          </table:table-cell>
          <table:table-cell table:number-columns-repeated="4"/>
          <table:table-cell office:value-type="string">
            <text:p>83a0</text:p>
          </table:table-cell>
          <table:table-cell table:formula="of:=[.C31]/(28*HEX2DEC([.K31]))" office:value-type="float" office:value="0.872710622710623">
            <text:p>0.87271062271062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table:formula="of:=(([.A32]+6)*256+6)*[.B32]" office:value-type="float" office:value="843872">
            <text:p>843872</text:p>
          </table:table-cell>
          <table:table-cell/>
          <table:table-cell office:value-type="string">
            <text:p>851b</text:p>
          </table:table-cell>
          <table:table-cell table:formula="of:=[.C32]/(28*HEX2DEC([.E32]))" office:value-type="float" office:value="0.884469133214548">
            <text:p>0.884469133214548</text:p>
          </table:table-cell>
          <table:table-cell/>
          <table:table-cell office:value-type="string">
            <text:p>865c</text:p>
          </table:table-cell>
          <table:table-cell table:formula="of:=[.C32]/(28*HEX2DEC([.H32]))" office:value-type="float" office:value="0.876214842257405">
            <text:p>0.876214842257405</text:p>
          </table:table-cell>
          <table:table-cell/>
          <table:table-cell office:value-type="string">
            <text:p>865c</text:p>
          </table:table-cell>
          <table:table-cell table:formula="of:=[.C32]/(28*HEX2DEC([.K32]))" office:value-type="float" office:value="0.876214842257405">
            <text:p>0.876214842257405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table:formula="of:=(([.A33]+6)*256+6)*[.B33]" office:value-type="float" office:value="864352">
            <text:p>864352</text:p>
          </table:table-cell>
          <table:table-cell/>
          <table:table-cell office:value-type="float" office:value="8817">
            <text:p>8817</text:p>
          </table:table-cell>
          <table:table-cell table:formula="of:=[.C33]/(28*HEX2DEC([.E33]))" office:value-type="float" office:value="0.886067748377229">
            <text:p>0.886067748377229</text:p>
          </table:table-cell>
          <table:table-cell table:number-columns-repeated="4"/>
          <table:table-cell office:value-type="string">
            <text:p>8a14</text:p>
          </table:table-cell>
          <table:table-cell table:formula="of:=[.C33]/(28*HEX2DEC([.K33]))" office:value-type="float" office:value="0.873308653550817">
            <text:p>0.873308653550817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table:formula="of:=(([.A34]+6)*256+6)*[.B34]" office:value-type="float" office:value="884832">
            <text:p>884832</text:p>
          </table:table-cell>
          <table:table-cell/>
          <table:table-cell office:value-type="string">
            <text:p>8bae</text:p>
          </table:table-cell>
          <table:table-cell table:formula="of:=[.C34]/(28*HEX2DEC([.E34]))" office:value-type="float" office:value="0.883750289645474">
            <text:p>0.883750289645474</text:p>
          </table:table-cell>
          <table:table-cell table:number-columns-repeated="4"/>
          <table:table-cell office:value-type="string">
            <text:p>8cdf</text:p>
          </table:table-cell>
          <table:table-cell table:formula="of:=[.C34]/(28*HEX2DEC([.K34]))" office:value-type="float" office:value="0.876276040738232">
            <text:p>0.87627604073823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6">
            <text:p>16</text:p>
          </table:table-cell>
          <table:table-cell table:formula="of:=(([.A35]+6)*256+6)*[.B35]" office:value-type="float" office:value="905312">
            <text:p>905312</text:p>
          </table:table-cell>
          <table:table-cell/>
          <table:table-cell office:value-type="string">
            <text:p>8e43</text:p>
          </table:table-cell>
          <table:table-cell table:formula="of:=[.C35]/(28*HEX2DEC([.E35]))" office:value-type="float" office:value="0.887794047847866">
            <text:p>0.887794047847866</text:p>
          </table:table-cell>
          <table:table-cell table:number-columns-repeated="4"/>
          <table:table-cell office:value-type="string">
            <text:p>9003</text:p>
          </table:table-cell>
          <table:table-cell table:formula="of:=[.C35]/(28*HEX2DEC([.K35]))" office:value-type="float" office:value="0.877005762024885">
            <text:p>0.87700576202488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table:formula="of:=(([.A36]+6)*256+6)*[.B36]" office:value-type="float" office:value="925792">
            <text:p>925792</text:p>
          </table:table-cell>
          <table:table-cell/>
          <table:table-cell office:value-type="string">
            <text:p>9035</text:p>
          </table:table-cell>
          <table:table-cell table:formula="of:=[.C36]/(28*HEX2DEC([.E36]))" office:value-type="float" office:value="0.895630739225831">
            <text:p>0.895630739225831</text:p>
          </table:table-cell>
          <table:table-cell table:number-columns-repeated="4"/>
          <table:table-cell office:value-type="string">
            <text:p>901e</text:p>
          </table:table-cell>
          <table:table-cell table:formula="of:=[.C36]/(28*HEX2DEC([.K36]))" office:value-type="float" office:value="0.896189082235594">
            <text:p>0.89618908223559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table:formula="of:=(([.A37]+6)*256+6)*[.B37]" office:value-type="float" office:value="946272">
            <text:p>946272</text:p>
          </table:table-cell>
          <table:table-cell/>
          <table:table-cell office:value-type="string">
            <text:p>942d</text:p>
          </table:table-cell>
          <table:table-cell table:formula="of:=[.C37]/(28*HEX2DEC([.E37]))" office:value-type="float" office:value="0.890924223536988">
            <text:p>0.890924223536988</text:p>
          </table:table-cell>
          <table:table-cell table:number-columns-repeated="4"/>
          <table:table-cell office:value-type="string">
            <text:p>9600</text:p>
          </table:table-cell>
          <table:table-cell table:formula="of:=[.C37]/(28*HEX2DEC([.K37]))" office:value-type="float" office:value="0.880089285714286">
            <text:p>0.88008928571428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table:formula="of:=(([.A38]+6)*256+6)*[.B38]" office:value-type="float" office:value="966752">
            <text:p>966752</text:p>
          </table:table-cell>
          <table:table-cell/>
          <table:table-cell office:value-type="string">
            <text:p>9776</text:p>
          </table:table-cell>
          <table:table-cell table:formula="of:=[.C38]/(28*HEX2DEC([.E38]))" office:value-type="float" office:value="0.890464154919718">
            <text:p>0.890464154919718</text:p>
          </table:table-cell>
          <table:table-cell table:number-columns-repeated="4"/>
          <table:table-cell office:value-type="string">
            <text:p>969a</text:p>
          </table:table-cell>
          <table:table-cell table:formula="of:=[.C38]/(28*HEX2DEC([.K38]))" office:value-type="float" office:value="0.895545394585702">
            <text:p>0.89554539458570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table:formula="of:=(([.A39]+6)*256+6)*[.B39]" office:value-type="float" office:value="1007712">
            <text:p>1007712</text:p>
          </table:table-cell>
          <table:table-cell/>
          <table:table-cell office:value-type="string">
            <text:p>9d67</text:p>
          </table:table-cell>
          <table:table-cell table:formula="of:=[.C39]/(28*HEX2DEC([.E39]))" office:value-type="float" office:value="0.893155832875401">
            <text:p>0.893155832875401</text:p>
          </table:table-cell>
          <table:table-cell table:number-columns-repeated="4"/>
          <table:table-cell office:value-type="string">
            <text:p>a001</text:p>
          </table:table-cell>
          <table:table-cell table:formula="of:=[.C39]/(28*HEX2DEC([.K39]))" office:value-type="float" office:value="0.878633682910922">
            <text:p>0.878633682910922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table:formula="of:=(([.A40]+6)*256+6)*[.B40]" office:value-type="float" office:value="1048672">
            <text:p>1048672</text:p>
          </table:table-cell>
          <table:table-cell/>
          <table:table-cell office:value-type="string">
            <text:p>a293</text:p>
          </table:table-cell>
          <table:table-cell table:formula="of:=[.C40]/(28*HEX2DEC([.E40]))" office:value-type="float" office:value="0.899891189806853">
            <text:p>0.899891189806853</text:p>
          </table:table-cell>
          <table:table-cell/>
          <table:table-cell office:value-type="string">
            <text:p>a79e</text:p>
          </table:table-cell>
          <table:table-cell table:formula="of:=[.C40]/(28*HEX2DEC([.H40]))" office:value-type="float" office:value="0.872816859206978">
            <text:p>0.872816859206978</text:p>
          </table:table-cell>
          <table:table-cell/>
          <table:table-cell office:value-type="string">
            <text:p>a37f</text:p>
          </table:table-cell>
          <table:table-cell table:formula="of:=[.C40]/(28*HEX2DEC([.K40]))" office:value-type="float" office:value="0.894817140809256">
            <text:p>0.89481714080925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table:formula="of:=(([.A41]+6)*256+6)*[.B41]" office:value-type="float" office:value="1253472">
            <text:p>1253472</text:p>
          </table:table-cell>
          <table:table-cell/>
          <table:table-cell office:value-type="string">
            <text:p>bf25</text:p>
          </table:table-cell>
          <table:table-cell table:formula="of:=[.C41]/(28*HEX2DEC([.E41]))" office:value-type="float" office:value="0.914860260823108">
            <text:p>0.914860260823108</text:p>
          </table:table-cell>
          <table:table-cell/>
          <table:table-cell office:value-type="string">
            <text:p>c835</text:p>
          </table:table-cell>
          <table:table-cell table:formula="of:=[.C41]/(28*HEX2DEC([.H41]))" office:value-type="float" office:value="0.873448522873922">
            <text:p>0.873448522873922</text:p>
          </table:table-cell>
          <table:table-cell/>
          <table:table-cell office:value-type="string">
            <text:p>c159</text:p>
          </table:table-cell>
          <table:table-cell table:formula="of:=[.C41]/(28*HEX2DEC([.K41]))" office:value-type="float" office:value="0.904435766669841">
            <text:p>0.90443576666984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table:formula="of:=(([.A42]+6)*256+6)*[.B42]" office:value-type="float" office:value="831536">
            <text:p>831536</text:p>
          </table:table-cell>
          <table:table-cell/>
          <table:table-cell office:value-type="string">
            <text:p>7c03</text:p>
          </table:table-cell>
          <table:table-cell table:formula="of:=[.C42]/(28*HEX2DEC([.E42]))" office:value-type="float" office:value="0.935449468791202">
            <text:p>0.935449468791202</text:p>
          </table:table-cell>
          <table:table-cell/>
          <table:table-cell office:value-type="string">
            <text:p>84b8</text:p>
          </table:table-cell>
          <table:table-cell table:formula="of:=[.C42]/(28*HEX2DEC([.H42]))" office:value-type="float" office:value="0.874079181943557">
            <text:p>0.874079181943557</text:p>
          </table:table-cell>
          <table:table-cell/>
          <table:table-cell office:value-type="string">
            <text:p>7c85</text:p>
          </table:table-cell>
          <table:table-cell table:formula="of:=[.C42]/(28*HEX2DEC([.K42]))" office:value-type="float" office:value="0.931634541698224">
            <text:p>0.93163454169822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(([.A43]+6)*256+6)*[.B43]" office:value-type="float" office:value="1036336">
            <text:p>1036336</text:p>
          </table:table-cell>
          <table:table-cell/>
          <table:table-cell office:value-type="float" office:value="9941">
            <text:p>9941</text:p>
          </table:table-cell>
          <table:table-cell table:formula="of:=[.C43]/(28*HEX2DEC([.E43]))" office:value-type="float" office:value="0.943389493538603">
            <text:p>0.943389493538603</text:p>
          </table:table-cell>
          <table:table-cell/>
          <table:table-cell office:value-type="string">
            <text:p>a5a8</text:p>
          </table:table-cell>
          <table:table-cell table:formula="of:=[.C43]/(28*HEX2DEC([.H43]))" office:value-type="float" office:value="0.872759856630824">
            <text:p>0.872759856630824</text:p>
          </table:table-cell>
          <table:table-cell/>
          <table:table-cell office:value-type="string">
            <text:p>996d</text:p>
          </table:table-cell>
          <table:table-cell table:formula="of:=[.C43]/(28*HEX2DEC([.K43]))" office:value-type="float" office:value="0.942332662881585">
            <text:p>0.94233266288158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table:formula="of:=(([.A44]+6)*256+6)*[.B44]" office:value-type="float" office:value="1241136">
            <text:p>1241136</text:p>
          </table:table-cell>
          <table:table-cell/>
          <table:table-cell office:value-type="string">
            <text:p>b54e</text:p>
          </table:table-cell>
          <table:table-cell table:formula="of:=[.C44]/(28*HEX2DEC([.E44]))" office:value-type="float" office:value="0.955019729268878">
            <text:p>0.955019729268878</text:p>
          </table:table-cell>
          <table:table-cell/>
          <table:table-cell office:value-type="string">
            <text:p>c644</text:p>
          </table:table-cell>
          <table:table-cell table:formula="of:=[.C44]/(28*HEX2DEC([.H44]))" office:value-type="float" office:value="0.87332109926483">
            <text:p>0.87332109926483</text:p>
          </table:table-cell>
          <table:table-cell/>
          <table:table-cell office:value-type="string">
            <text:p>b550</text:p>
          </table:table-cell>
          <table:table-cell table:formula="of:=[.C44]/(28*HEX2DEC([.K44]))" office:value-type="float" office:value="0.954978578815187">
            <text:p>0.95497857881518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>
            <draw:frame table:end-cell-address="Sheet1.X85" table:end-x="0.0701in" table:end-y="0.1319in" draw:z-index="0" draw:style-name="gr1" svg:width="17.0996in" svg:height="6.7201in" svg:x="0in" svg:y="0.1421in">
              <draw:object draw:notify-on-update-of-ranges="Sheet1.A9:Sheet1.A44 Sheet1.F9:Sheet1.F44 Sheet1.A9:Sheet1.A44 Sheet1.L9:Sheet1.L44 Sheet1.A9:Sheet1.A44 Sheet1.I9:Sheet1.I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6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08/18/2010</text:date>, <text:time>23:5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6:09:57</meta:creation-date>
    <dc:date>2010-08-18T23:59:04</dc:date>
    <meta:editing-duration>PT00H43M25S</meta:editing-duration>
    <meta:editing-cycles>2</meta:editing-cycles>
    <meta:generator>OpenOffice.org/3.2$Unix OpenOffice.org_project/320m12$Build-9483</meta:generator>
    <meta:document-statistic meta:table-count="3" meta:cell-count="37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1">
      <style:chart-properties chart:display-label="true" chart:logarithmic="true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87" chart:maximum="0.96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434cm" svg:height="17.07cm" xlink:href=".." chart:class="chart:scatter" chart:column-mapping="0 1 3 2" chart:style-name="ch1">
        <chart:legend chart:legend-position="end" svg:x="40.752cm" svg:y="7.878cm" chart:style-name="ch2"/>
        <chart:plot-area chart:style-name="ch3" table:cell-range-address="Sheet1.A9:Sheet1.A44 Sheet1.F9:Sheet1.F44 Sheet1.L9:Sheet1.L44 Sheet1.I9:Sheet1.I44" svg:x="1.596cm" svg:y="1.017cm" svg:width="37.794cm" svg:height="16.04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:Sheet1.F44" chart:class="chart:scatter">
            <chart:domain table:cell-range-address="Sheet1.A9:Sheet1.A44"/>
            <chart:data-point chart:repeated="36"/>
          </chart:series>
          <chart:series chart:style-name="ch8" chart:values-cell-range-address="Sheet1.L9:Sheet1.L44" chart:class="chart:scatter">
            <chart:data-point chart:repeated="36"/>
          </chart:series>
          <chart:series chart:style-name="ch9" chart:values-cell-range-address="Sheet1.I9:Sheet1.I44" chart:class="chart:scatte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9:Sheet1.A44">0</text:p>
              </table:table-cell>
              <table:table-cell office:value-type="float" office:value="0.884071343468095">
                <text:p text:id="Sheet1.F9:Sheet1.F44">0.884071343468095</text:p>
              </table:table-cell>
              <table:table-cell office:value-type="float" office:value="0.8772500600016">
                <text:p text:id="Sheet1.L9:Sheet1.L44">0.8772500600016</text:p>
              </table:table-cell>
              <table:table-cell office:value-type="float" office:value="0.878343138389241">
                <text:p text:id="Sheet1.I9:Sheet1.I44">0.8783431383892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78660384994235">
                <text:p>0.878660384994235</text:p>
              </table:table-cell>
              <table:table-cell office:value-type="float" office:value="0.87819099005594">
                <text:p>0.87819099005594</text:p>
              </table:table-cell>
              <table:table-cell office:value-type="float" office:value="0.877956480605487">
                <text:p>0.877956480605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77625412254817">
                <text:p>0.877625412254817</text:p>
              </table:table-cell>
              <table:table-cell office:value-type="float" office:value="0.877051586560273">
                <text:p>0.877051586560273</text:p>
              </table:table-cell>
              <table:table-cell office:value-type="float" office:value="0.877010627722812">
                <text:p>0.877010627722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79157474087333">
                <text:p>0.879157474087333</text:p>
              </table:table-cell>
              <table:table-cell office:value-type="float" office:value="0.879120879120879">
                <text:p>0.879120879120879</text:p>
              </table:table-cell>
              <table:table-cell office:value-type="float" office:value="0.877222129921914">
                <text:p>0.877222129921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77916829269597">
                <text:p>0.877916829269597</text:p>
              </table:table-cell>
              <table:table-cell office:value-type="float" office:value="0.876834034555667">
                <text:p>0.876834034555667</text:p>
              </table:table-cell>
              <table:table-cell office:value-type="float" office:value="0.877096284902476">
                <text:p>0.877096284902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79714373389575">
                <text:p>0.879714373389575</text:p>
              </table:table-cell>
              <table:table-cell office:value-type="float" office:value="0.878127522195319">
                <text:p>0.878127522195319</text:p>
              </table:table-cell>
              <table:table-cell office:value-type="float" office:value="0.878276980533848">
                <text:p>0.878276980533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877081384471469">
                <text:p>0.877081384471469</text:p>
              </table:table-cell>
              <table:table-cell office:value-type="float" office:value="0.876609868405675">
                <text:p>0.876609868405675</text:p>
              </table:table-cell>
              <table:table-cell office:value-type="float" office:value="0.87658937920718">
                <text:p>0.87658937920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879777889593555">
                <text:p>0.879777889593555</text:p>
              </table:table-cell>
              <table:table-cell office:value-type="float" office:value="0.875115281133528">
                <text:p>0.875115281133528</text:p>
              </table:table-cell>
              <table:table-cell office:value-type="float" office:value="0.876971255442116">
                <text:p>0.876971255442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876625806478142">
                <text:p>0.876625806478142</text:p>
              </table:table-cell>
              <table:table-cell office:value-type="float" office:value="0.876449209820915">
                <text:p>0.876449209820915</text:p>
              </table:table-cell>
              <table:table-cell office:value-type="float" office:value="0.87652488538947">
                <text:p>0.87652488538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876380152764025">
                <text:p>0.876380152764025</text:p>
              </table:table-cell>
              <table:table-cell office:value-type="float" office:value="0.876337375385552">
                <text:p>0.876337375385552</text:p>
              </table:table-cell>
              <table:table-cell office:value-type="float" office:value="0.876323117187391">
                <text:p>0.876323117187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0.876770597942556">
                <text:p>0.876770597942556</text:p>
              </table:table-cell>
              <table:table-cell office:value-type="float" office:value="0.876293303176511">
                <text:p>0.876293303176511</text:p>
              </table:table-cell>
              <table:table-cell office:value-type="float" office:value="0.876352936601553">
                <text:p>0.876352936601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0.877132451600537">
                <text:p>0.877132451600537</text:p>
              </table:table-cell>
              <table:table-cell office:value-type="float" office:value="0.876277353202305">
                <text:p>0.876277353202305</text:p>
              </table:table-cell>
              <table:table-cell office:value-type="float" office:value="0.876399408026465">
                <text:p>0.876399408026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876626496295848">
                <text:p>0.876626496295848</text:p>
              </table:table-cell>
              <table:table-cell office:value-type="float" office:value="0.876230292122499">
                <text:p>0.876230292122499</text:p>
              </table:table-cell>
              <table:table-cell office:value-type="float" office:value="0.876329309586365">
                <text:p>0.876329309586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.876729452927289">
                <text:p>0.876729452927289</text:p>
              </table:table-cell>
              <table:table-cell office:value-type="float" office:value="0.876250229166242">
                <text:p>0.876250229166242</text:p>
              </table:table-cell>
              <table:table-cell office:value-type="float" office:value="0.876291879999457">
                <text:p>0.876291879999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876447209262139">
                <text:p>0.876447209262139</text:p>
              </table:table-cell>
              <table:table-cell office:value-type="float" office:value="0.876228501228501">
                <text:p>0.876228501228501</text:p>
              </table:table-cell>
              <table:table-cell office:value-type="float" office:value="0.876228501228501">
                <text:p>0.876228501228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876307311667225">
                <text:p>0.876307311667225</text:p>
              </table:table-cell>
              <table:table-cell office:value-type="float" office:value="0.876212466370486">
                <text:p>0.8762124663704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0.876481422165279">
                <text:p>0.876481422165279</text:p>
              </table:table-cell>
              <table:table-cell office:value-type="float" office:value="0.871778023356531">
                <text:p>0.8717780233565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76228069749014">
                <text:p>0.876228069749014</text:p>
              </table:table-cell>
              <table:table-cell office:value-type="float" office:value="0.876228069749014">
                <text:p>0.8762280697490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0.881030803378343">
                <text:p>0.881030803378343</text:p>
              </table:table-cell>
              <table:table-cell office:value-type="float" office:value="0.871634997437308">
                <text:p>0.8716349974373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0.881236121391562">
                <text:p>0.881236121391562</text:p>
              </table:table-cell>
              <table:table-cell office:value-type="float" office:value="0.876213782032116">
                <text:p>0.8762137820321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">
                <text:p>185</text:p>
              </table:table-cell>
              <table:table-cell office:value-type="float" office:value="0.875274071289858">
                <text:p>0.875274071289858</text:p>
              </table:table-cell>
              <table:table-cell office:value-type="float" office:value="0.872050929971289">
                <text:p>0.8720509299712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0.883462584614843">
                <text:p>0.883462584614843</text:p>
              </table:table-cell>
              <table:table-cell office:value-type="float" office:value="0.876227726316341">
                <text:p>0.8762277263163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0.878419725269801">
                <text:p>0.878419725269801</text:p>
              </table:table-cell>
              <table:table-cell office:value-type="float" office:value="0.872710622710623">
                <text:p>0.8727106227106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0.884469133214548">
                <text:p>0.884469133214548</text:p>
              </table:table-cell>
              <table:table-cell office:value-type="float" office:value="0.876214842257405">
                <text:p>0.876214842257405</text:p>
              </table:table-cell>
              <table:table-cell office:value-type="float" office:value="0.876214842257405">
                <text:p>0.876214842257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">
                <text:p>205</text:p>
              </table:table-cell>
              <table:table-cell office:value-type="float" office:value="0.886067748377229">
                <text:p>0.886067748377229</text:p>
              </table:table-cell>
              <table:table-cell office:value-type="float" office:value="0.873308653550817">
                <text:p>0.8733086535508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">
                <text:p>210</text:p>
              </table:table-cell>
              <table:table-cell office:value-type="float" office:value="0.883750289645474">
                <text:p>0.883750289645474</text:p>
              </table:table-cell>
              <table:table-cell office:value-type="float" office:value="0.876276040738232">
                <text:p>0.8762760407382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">
                <text:p>215</text:p>
              </table:table-cell>
              <table:table-cell office:value-type="float" office:value="0.887794047847866">
                <text:p>0.887794047847866</text:p>
              </table:table-cell>
              <table:table-cell office:value-type="float" office:value="0.877005762024885">
                <text:p>0.8770057620248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0.895630739225831">
                <text:p>0.895630739225831</text:p>
              </table:table-cell>
              <table:table-cell office:value-type="float" office:value="0.896189082235594">
                <text:p>0.8961890822355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">
                <text:p>225</text:p>
              </table:table-cell>
              <table:table-cell office:value-type="float" office:value="0.890924223536988">
                <text:p>0.890924223536988</text:p>
              </table:table-cell>
              <table:table-cell office:value-type="float" office:value="0.880089285714286">
                <text:p>0.8800892857142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0.890464154919718">
                <text:p>0.890464154919718</text:p>
              </table:table-cell>
              <table:table-cell office:value-type="float" office:value="0.895545394585702">
                <text:p>0.8955453945857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893155832875401">
                <text:p>0.893155832875401</text:p>
              </table:table-cell>
              <table:table-cell office:value-type="float" office:value="0.878633682910922">
                <text:p>0.8786336829109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0.899891189806853">
                <text:p>0.899891189806853</text:p>
              </table:table-cell>
              <table:table-cell office:value-type="float" office:value="0.894817140809256">
                <text:p>0.894817140809256</text:p>
              </table:table-cell>
              <table:table-cell office:value-type="float" office:value="0.872816859206978">
                <text:p>0.872816859206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914860260823108">
                <text:p>0.914860260823108</text:p>
              </table:table-cell>
              <table:table-cell office:value-type="float" office:value="0.904435766669841">
                <text:p>0.904435766669841</text:p>
              </table:table-cell>
              <table:table-cell office:value-type="float" office:value="0.873448522873922">
                <text:p>0.873448522873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935449468791202">
                <text:p>0.935449468791202</text:p>
              </table:table-cell>
              <table:table-cell office:value-type="float" office:value="0.931634541698224">
                <text:p>0.931634541698224</text:p>
              </table:table-cell>
              <table:table-cell office:value-type="float" office:value="0.874079181943557">
                <text:p>0.874079181943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0.943389493538603">
                <text:p>0.943389493538603</text:p>
              </table:table-cell>
              <table:table-cell office:value-type="float" office:value="0.942332662881585">
                <text:p>0.942332662881585</text:p>
              </table:table-cell>
              <table:table-cell office:value-type="float" office:value="0.872759856630824">
                <text:p>0.872759856630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955019729268878">
                <text:p>0.955019729268878</text:p>
              </table:table-cell>
              <table:table-cell office:value-type="float" office:value="0.954978578815187">
                <text:p>0.954978578815187</text:p>
              </table:table-cell>
              <table:table-cell office:value-type="float" office:value="0.87332109926483">
                <text:p>0.87332109926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